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List Size = 4096, Threads = 1, error = 0, time (sec) = <text:s text:c="2"/>0.0004, qsort_time = <text:s text:c="2"/>0.0003</text:p>
          </table:table-cell>
        </table:table-row>
        <table:table-row table:style-name="ro1">
          <table:table-cell office:value-type="string" calcext:value-type="string">
            <text:p>[tscotti24@grace3 HW2-735]$ ./sort_list.exe 12 1</text:p>
          </table:table-cell>
        </table:table-row>
        <table:table-row table:style-name="ro1">
          <table:table-cell office:value-type="string" calcext:value-type="string">
            <text:p>List Size = 4096, Threads = 2, error = 0, time (sec) = <text:s text:c="2"/>0.0003, qsort_time = <text:s text:c="2"/>0.0003</text:p>
          </table:table-cell>
        </table:table-row>
        <table:table-row table:style-name="ro1">
          <table:table-cell office:value-type="string" calcext:value-type="string">
            <text:p>[tscotti24@grace3 HW2-735]$ ./sort_list.exe 12 2</text:p>
          </table:table-cell>
        </table:table-row>
        <table:table-row table:style-name="ro1">
          <table:table-cell office:value-type="string" calcext:value-type="string">
            <text:p>List Size = 4096, Threads = 4, error = 0, time (sec) = <text:s text:c="2"/>0.0004, qsort_time = <text:s text:c="2"/>0.0003</text:p>
          </table:table-cell>
        </table:table-row>
        <table:table-row table:style-name="ro1">
          <table:table-cell office:value-type="string" calcext:value-type="string">
            <text:p>[tscotti24@grace3 HW2-735]$ ./sort_list.exe 12 4</text:p>
          </table:table-cell>
        </table:table-row>
        <table:table-row table:style-name="ro1">
          <table:table-cell office:value-type="string" calcext:value-type="string">
            <text:p>List Size = 4096, Threads = 16, error = 0, time (sec) = <text:s text:c="2"/>0.0016, qsort_time = <text:s text:c="2"/>0.0003</text:p>
          </table:table-cell>
        </table:table-row>
        <table:table-row table:style-name="ro1">
          <table:table-cell office:value-type="string" calcext:value-type="string">
            <text:p>[tscotti24@grace3 HW2-735]$ ./sort_list.exe 12 6</text:p>
          </table:table-cell>
        </table:table-row>
        <table:table-row table:style-name="ro1">
          <table:table-cell office:value-type="string" calcext:value-type="string">
            <text:p>List Size = 4096, Threads = 64, error = 0, time (sec) = <text:s text:c="2"/>0.0028, qsort_time = <text:s text:c="2"/>0.0003</text:p>
          </table:table-cell>
        </table:table-row>
        <table:table-row table:style-name="ro1">
          <table:table-cell office:value-type="string" calcext:value-type="string">
            <text:p>[tscotti24@grace3 HW2-735]$ ./sort_list.exe 12 8</text:p>
          </table:table-cell>
        </table:table-row>
        <table:table-row table:style-name="ro1">
          <table:table-cell office:value-type="string" calcext:value-type="string">
            <text:p>List Size = 4096, Threads = 256, error = 0, time (sec) = <text:s text:c="2"/>0.0118, qsort_time = <text:s text:c="2"/>0.0003</text:p>
          </table:table-cell>
        </table:table-row>
        <table:table-row table:style-name="ro1">
          <table:table-cell office:value-type="string" calcext:value-type="string">
            <text:p>[tscotti24@grace3 HW2-735]$ ./sort_list.exe 12 10</text:p>
          </table:table-cell>
        </table:table-row>
        <table:table-row table:style-name="ro1">
          <table:table-cell office:value-type="string" calcext:value-type="string">
            <text:p>List Size = 4096, Threads = 1024, error = 0, time (sec) = <text:s text:c="2"/>0.0511, qsort_time = <text:s text:c="2"/>0.0003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[tscotti24@grace3 HW2-735]$ ./sort_list.exe 20 0</text:p>
          </table:table-cell>
        </table:table-row>
        <table:table-row table:style-name="ro1">
          <table:table-cell office:value-type="string" calcext:value-type="string">
            <text:p>List Size = 1048576, Threads = 1, error = 0, time (sec) = <text:s text:c="2"/>0.1130, qsort_time = <text:s text:c="2"/>0.1111</text:p>
          </table:table-cell>
        </table:table-row>
        <table:table-row table:style-name="ro1">
          <table:table-cell office:value-type="string" calcext:value-type="string">
            <text:p>[tscotti24@grace3 HW2-735]$ ./sort_list.exe 20 1</text:p>
          </table:table-cell>
        </table:table-row>
        <table:table-row table:style-name="ro1">
          <table:table-cell office:value-type="string" calcext:value-type="string">
            <text:p>List Size = 1048576, Threads = 2, error = 0, time (sec) = <text:s text:c="2"/>0.0621, qsort_time = <text:s text:c="2"/>0.1120</text:p>
          </table:table-cell>
        </table:table-row>
        <table:table-row table:style-name="ro1">
          <table:table-cell office:value-type="string" calcext:value-type="string">
            <text:p>[tscotti24@grace3 HW2-735]$ ./sort_list.exe 20 2</text:p>
          </table:table-cell>
        </table:table-row>
        <table:table-row table:style-name="ro1">
          <table:table-cell office:value-type="string" calcext:value-type="string">
            <text:p>List Size = 1048576, Threads = 4, error = 0, time (sec) = <text:s text:c="2"/>0.0322, qsort_time = <text:s text:c="2"/>0.1106</text:p>
          </table:table-cell>
        </table:table-row>
        <table:table-row table:style-name="ro1">
          <table:table-cell office:value-type="string" calcext:value-type="string">
            <text:p>[tscotti24@grace3 HW2-735]$ ./sort_list.exe 20 4</text:p>
          </table:table-cell>
        </table:table-row>
        <table:table-row table:style-name="ro1">
          <table:table-cell office:value-type="string" calcext:value-type="string">
            <text:p>List Size = 1048576, Threads = 16, error = 0, time (sec) = <text:s text:c="2"/>0.0135, qsort_time = <text:s text:c="2"/>0.1088</text:p>
          </table:table-cell>
        </table:table-row>
        <table:table-row table:style-name="ro1">
          <table:table-cell office:value-type="string" calcext:value-type="string">
            <text:p>[tscotti24@grace3 HW2-735]$ ./sort_list.exe 20 6</text:p>
          </table:table-cell>
        </table:table-row>
        <table:table-row table:style-name="ro1">
          <table:table-cell office:value-type="string" calcext:value-type="string">
            <text:p>List Size = 1048576, Threads = 64, error = 0, time (sec) = <text:s text:c="2"/>0.0121, qsort_time = <text:s text:c="2"/>0.1100</text:p>
          </table:table-cell>
        </table:table-row>
        <table:table-row table:style-name="ro1">
          <table:table-cell office:value-type="string" calcext:value-type="string">
            <text:p>[tscotti24@grace3 HW2-735]$ ./sort_list.exe 20 8</text:p>
          </table:table-cell>
        </table:table-row>
        <table:table-row table:style-name="ro1">
          <table:table-cell office:value-type="string" calcext:value-type="string">
            <text:p>List Size = 1048576, Threads = 256, error = 0, time (sec) = <text:s text:c="2"/>0.0399, qsort_time = <text:s text:c="2"/>0.1108</text:p>
          </table:table-cell>
        </table:table-row>
        <table:table-row table:style-name="ro1">
          <table:table-cell office:value-type="string" calcext:value-type="string">
            <text:p>[tscotti24@grace3 HW2-735]$ ./sort_list.exe 20 10</text:p>
          </table:table-cell>
        </table:table-row>
        <table:table-row table:style-name="ro1">
          <table:table-cell office:value-type="string" calcext:value-type="string">
            <text:p>List Size = 1048576, Threads = 1024, error = 0, time (sec) = <text:s text:c="2"/>0.0863, qsort_time = <text:s text:c="2"/>0.11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[tscotti24@grace3 HW2-735]$ icx -o sort_list.exe sort_list.c -lpthread</text:p>
          </table:table-cell>
        </table:table-row>
        <table:table-row table:style-name="ro1">
          <table:table-cell office:value-type="string" calcext:value-type="string">
            <text:p>[tscotti24@grace3 HW2-735]$ ./sort_list.exe 28 0</text:p>
          </table:table-cell>
        </table:table-row>
        <table:table-row table:style-name="ro1">
          <table:table-cell office:value-type="string" calcext:value-type="string">
            <text:p>List Size = 268435456, Threads = 1, error = 0, time (sec) = <text:s/>39.5205, qsort_time = <text:s/>41.3173</text:p>
          </table:table-cell>
        </table:table-row>
        <table:table-row table:style-name="ro1">
          <table:table-cell office:value-type="string" calcext:value-type="string">
            <text:p>[tscotti24@grace3 HW2-735]$ ./sort_list.exe 28 1</text:p>
          </table:table-cell>
        </table:table-row>
        <table:table-row table:style-name="ro1">
          <table:table-cell office:value-type="string" calcext:value-type="string">
            <text:p>List Size = 268435456, Threads = 2, error = 0, time (sec) = <text:s/>21.2306, qsort_time = <text:s/>40.8916</text:p>
          </table:table-cell>
        </table:table-row>
        <table:table-row table:style-name="ro1">
          <table:table-cell office:value-type="string" calcext:value-type="string">
            <text:p>[tscotti24@grace3 HW2-735]$ ./sort_list.exe 28 2</text:p>
          </table:table-cell>
        </table:table-row>
        <table:table-row table:style-name="ro1">
          <table:table-cell office:value-type="string" calcext:value-type="string">
            <text:p>^B^[[DList Size = 268435456, Threads = 4, error = 0, time (sec) = <text:s/>10.9859, qsort_time = <text:s/>41.3589</text:p>
          </table:table-cell>
        </table:table-row>
        <table:table-row table:style-name="ro1">
          <table:table-cell office:value-type="string" calcext:value-type="string">
            <text:p>[tscotti24@grace3 HW2-735]$ ./sort_list.exe 28 3</text:p>
          </table:table-cell>
        </table:table-row>
        <table:table-row table:style-name="ro1">
          <table:table-cell office:value-type="string" calcext:value-type="string">
            <text:p>List Size = 268435456, Threads = 8, error = 0, time (sec) = <text:s text:c="2"/>5.6725, qsort_time = <text:s/>40.2936</text:p>
          </table:table-cell>
        </table:table-row>
        <table:table-row table:style-name="ro1">
          <table:table-cell office:value-type="string" calcext:value-type="string">
            <text:p>[tscotti24@grace3 HW2-735]$ ./sort_list.exe 28 4</text:p>
          </table:table-cell>
        </table:table-row>
        <table:table-row table:style-name="ro1">
          <table:table-cell office:value-type="string" calcext:value-type="string">
            <text:p>List Size = 268435456, Threads = 16, error = 0, time (sec) = <text:s text:c="2"/>2.9700, qsort_time = <text:s/>41.3165</text:p>
          </table:table-cell>
        </table:table-row>
        <table:table-row table:style-name="ro1">
          <table:table-cell office:value-type="string" calcext:value-type="string">
            <text:p>[tscotti24@grace3 HW2-735]$ ./sort_list.exe 28 6</text:p>
          </table:table-cell>
        </table:table-row>
        <table:table-row table:style-name="ro1">
          <table:table-cell office:value-type="string" calcext:value-type="string">
            <text:p>List Size = 268435456, Threads = 64, error = 0, time (sec) = <text:s text:c="2"/>1.5411, qsort_time = <text:s/>41.9233</text:p>
          </table:table-cell>
        </table:table-row>
        <table:table-row table:style-name="ro1">
          <table:table-cell office:value-type="string" calcext:value-type="string">
            <text:p>[tscotti24@grace3 HW2-735]$ ./sort_list.exe 28 8</text:p>
          </table:table-cell>
        </table:table-row>
        <table:table-row table:style-name="ro1">
          <table:table-cell office:value-type="string" calcext:value-type="string">
            <text:p>List Size = 268435456, Threads = 256, error = 0, time (sec) = <text:s text:c="2"/>1.7533, qsort_time = <text:s/>40.76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22:07:35.284318320</meta:creation-date>
    <dc:date>2026-02-09T22:43:12.905973661</dc:date>
    <meta:editing-duration>PT6M16S</meta:editing-duration>
    <meta:editing-cycles>1</meta:editing-cycles>
    <meta:document-statistic meta:table-count="1" meta:cell-count="42" meta:object-count="0"/>
    <meta:generator>LibreOffice/24.2.7.2$Linux_X86_64 LibreOffice_project/420$Build-2</meta:generator>
  </office:meta>
</office:document-meta>
</file>